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80039" draw:fill-color="#ffbad2" draw:textarea-horizontal-align="justify" draw:textarea-vertical-align="middle" draw:auto-grow-height="false" fo:min-height="2.405cm" fo:min-width="1.914cm"/>
    </style:style>
    <style:style style:name="gr2" style:family="graphic" style:parent-style-name="standard">
      <style:graphic-properties svg:stroke-color="#808080" draw:fill-color="#dcdcdc" draw:textarea-horizontal-align="justify" draw:textarea-vertical-align="middle" draw:auto-grow-height="false" fo:min-height="6.748cm" fo:min-width="1.914cm"/>
    </style:style>
    <style:style style:name="gr3" style:family="graphic" style:parent-style-name="standard">
      <style:graphic-properties svg:stroke-color="#00abcc" draw:fill-color="#7deaff" draw:textarea-horizontal-align="justify" draw:textarea-vertical-align="middle" draw:auto-grow-height="false" fo:min-height="4.094cm" fo:min-width="1.91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ad2"/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-color="#dcdcdc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 style:writing-mode="lr-tb">
        <style:tab-stops/>
      </style:paragraph-properties>
    </style:style>
    <style:style style:name="P5" style:family="paragraph">
      <loext:graphic-properties draw:fill-color="#7deaff"/>
      <style:paragraph-properties fo:text-align="center" style:writing-mode="lr-tb">
        <style:tab-stops/>
      </style:paragraph-properties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.3cm" svg:x="15.1cm" svg:y="7.8cm">
          <text:p text:style-name="P1"><text:span text:style-name="T1">Set de</text:span><text:span text:style-name="T1"><text:line-break/></text:span><text:span text:style-name="T1">tes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8.7cm" svg:x="2.1cm" svg:y="1.6cm">
          <text:p text:style-name="P1"><text:span text:style-name="T1">Jeu de</text:span><text:span text:style-name="T1"><text:line-break/></text:span><text:span text:style-name="T1">données</text:span><text:span text:style-name="T1"><text:line-break/></text:span><text:span text:style-name="T1">classé</text:span><text:span text:style-name="T1"><text:line-break/></text:span><text:span text:style-name="T1">manuel-</text:span></text:p>
          <text:p text:style-name="P1"><text:span text:style-name="T1">lem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5" draw:layer="layout" svg:width="3cm" svg:height="5.4cm" svg:x="9.5cm" svg:y="1.5cm">
          <text:p text:style-name="P4"><text:span text:style-name="T1">Set</text:span></text:p>
          <text:p text:style-name="P4"><text:span text:style-name="T1">d’appren-</text:span></text:p>
          <text:p text:style-name="P4"><text:span text:style-name="T1">tissag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" draw:text-style-name="P6" draw:layer="layout" svg:x1="5.3cm" svg:y1="6cm" svg:x2="9.3cm" svg:y2="4.4cm">
          <text:p/>
        </draw:line>
        <draw:line draw:style-name="gr4" draw:text-style-name="P6" draw:layer="layout" svg:x1="5.2cm" svg:y1="8.1cm" svg:x2="14.9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3:04:19.507365000</dc:date>
    <dc:creator>Philippe Grosjean</dc:creator>
    <meta:editing-duration>PT9M19S</meta:editing-duration>
    <meta:editing-cycles>1</meta:editing-cycles>
    <meta:document-statistic meta:object-count="5"/>
    <meta:generator>LibreOffice/5.4.3.2$MacOSX_X86_64 LibreOffice_project/92a7159f7e4af62137622921e809f8546db437e5</meta:generator>
  </office:meta>
</office:document-meta>
</file>